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Liberation Serif" style:font-name-complex="Liberation Serif"/>
    </style:style>
    <style:style style:name="T3" style:parent-style-name="DefaultParagraphFont" style:family="text">
      <style:text-properties style:font-name-asian="Liberation Serif" style:font-name-complex="Liberation Serif"/>
    </style:style>
    <style:style style:name="T4" style:parent-style-name="DefaultParagraphFont" style:family="text">
      <style:text-properties style:font-name-asian="Liberation Serif" style:font-name-complex="Liberation Serif"/>
    </style:style>
    <style:style style:name="T5" style:parent-style-name="DefaultParagraphFont" style:family="text">
      <style:text-properties style:font-name-asian="Liberation Serif" style:font-name-complex="Liberation Serif"/>
    </style:style>
    <style:style style:name="T6" style:parent-style-name="DefaultParagraphFont" style:family="text">
      <style:text-properties style:font-name-asian="Liberation Serif" style:font-name-complex="Liberation Serif"/>
    </style:style>
    <style:style style:name="T7" style:parent-style-name="DefaultParagraphFont" style:family="text">
      <style:text-properties style:font-name-asian="Liberation Serif" style:font-name-complex="Liberation Serif"/>
    </style:style>
    <style:style style:name="T8" style:parent-style-name="DefaultParagraphFont" style:family="text">
      <style:text-properties style:font-name-asian="Liberation Serif" style:font-name-complex="Liberation Serif"/>
    </style:style>
    <style:style style:name="T9" style:parent-style-name="DefaultParagraphFont" style:family="text">
      <style:text-properties style:font-name-asian="Liberation Serif" style:font-name-complex="Liberation Serif"/>
    </style:style>
    <style:style style:name="T10" style:parent-style-name="DefaultParagraphFont" style:family="text">
      <style:text-properties style:font-name-asian="Liberation Serif" style:font-name-complex="Liberation Serif"/>
    </style:style>
    <style:style style:name="T11" style:parent-style-name="DefaultParagraphFont" style:family="text">
      <style:text-properties style:font-name-asian="Liberation Serif" style:font-name-complex="Liberation Serif"/>
    </style:style>
    <style:style style:name="T12" style:parent-style-name="DefaultParagraphFont" style:family="text">
      <style:text-properties style:font-name-asian="Liberation Serif" style:font-name-complex="Liberation Serif"/>
    </style:style>
    <style:style style:name="T13" style:parent-style-name="DefaultParagraphFont" style:family="text">
      <style:text-properties style:font-name-asian="Liberation Serif" style:font-name-complex="Liberation Serif"/>
    </style:style>
    <style:style style:name="T14" style:parent-style-name="DefaultParagraphFont" style:family="text">
      <style:text-properties style:font-name-asian="Liberation Serif" style:font-name-complex="Liberation Serif"/>
    </style:style>
    <style:style style:name="T15" style:parent-style-name="DefaultParagraphFont" style:family="text">
      <style:text-properties style:font-name-asian="Liberation Serif" style:font-name-complex="Liberation Serif"/>
    </style:style>
    <style:style style:name="T16" style:parent-style-name="DefaultParagraphFont" style:family="text">
      <style:text-properties style:font-name-asian="Liberation Serif" style:font-name-complex="Liberation Serif"/>
    </style:style>
    <style:style style:name="T17" style:parent-style-name="DefaultParagraphFont" style:family="text">
      <style:text-properties style:font-name-asian="Liberation Serif" style:font-name-complex="Liberation Serif"/>
    </style:style>
    <style:style style:name="T18" style:parent-style-name="DefaultParagraphFont" style:family="text">
      <style:text-properties style:font-name-asian="Liberation Mono" fo:font-style="italic" style:font-style-asian="italic" style:font-style-complex="italic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T20" style:parent-style-name="DefaultParagraphFont" style:family="text">
      <style:text-properties style:font-name-asian="Liberation Mono"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T22" style:parent-style-name="DefaultParagraphFont" style:family="text">
      <style:text-properties style:font-name-asian="Liberation Mono" fo:font-style="italic" style:font-style-asian="italic" style:font-style-complex="italic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T24" style:parent-style-name="DefaultParagraphFont" style:family="text">
      <style:text-properties style:font-name-asian="Liberation Mono" fo:font-style="italic" style:font-style-asian="italic" style:font-style-complex="italic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style:font-name-asian="Liberation Mono" fo:font-style="italic" style:font-style-asian="italic" style:font-style-complex="italic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style:font-name-asian="Liberation Mono" fo:font-style="italic" style:font-style-asian="italic" style:font-style-complex="italic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T34" style:parent-style-name="DefaultParagraphFont" style:family="text">
      <style:text-properties style:font-name-asian="Liberation Serif" style:font-name-complex="Liberation Serif"/>
    </style:style>
    <style:style style:name="T35" style:parent-style-name="DefaultParagraphFont" style:family="text">
      <style:text-properties style:font-name-asian="Liberation Serif" style:font-name-complex="Liberation Serif"/>
    </style:style>
    <style:style style:name="T36" style:parent-style-name="DefaultParagraphFont" style:family="text">
      <style:text-properties style:font-name-asian="Liberation Serif" style:font-name-complex="Liberation Serif"/>
    </style:style>
    <style:style style:name="T37" style:parent-style-name="DefaultParagraphFont" style:family="text">
      <style:text-properties style:font-name-asian="Liberation Serif" style:font-name-complex="Liberation Serif"/>
    </style:style>
    <style:style style:name="T38" style:parent-style-name="DefaultParagraphFont" style:family="text">
      <style:text-properties style:font-name-asian="Liberation Mono" fo:font-style="italic" style:font-style-asian="italic" style:font-style-complex="italic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style:font-name-asian="Liberation Mono"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style:font-name-asian="Liberation Mono" fo:font-style="italic" style:font-style-asian="italic" style:font-style-complex="italic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style:font-name-asian="Liberation Mono" fo:font-style="italic" style:font-style-asian="italic" style:font-style-complex="italic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style:font-name-asian="Liberation Mono" fo:font-style="italic" style:font-style-asian="italic" style:font-style-complex="italic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style:font-name-asian="Liberation Mono" fo:font-style="italic" style:font-style-asian="italic" style:font-style-complex="italic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style:font-name-asian="Liberation Mono" fo:font-style="italic" style:font-style-asian="italic" style:font-style-complex="italic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T54" style:parent-style-name="DefaultParagraphFont" style:family="text">
      <style:text-properties style:font-name-asian="Liberation Mono" fo:font-style="italic" style:font-style-asian="italic" style:font-style-complex="italic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style:font-name-asian="Liberation Mono" fo:font-style="italic" style:font-style-asian="italic" style:font-style-complex="italic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T58" style:parent-style-name="DefaultParagraphFont" style:family="text">
      <style:text-properties style:font-name-asian="Liberation Mono" fo:font-style="italic" style:font-style-asian="italic" style:font-style-complex="italic"/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T60" style:parent-style-name="DefaultParagraphFont" style:family="text">
      <style:text-properties style:font-name-asian="Liberation Mono" fo:font-style="italic" style:font-style-asian="italic" style:font-style-complex="italic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T62" style:parent-style-name="DefaultParagraphFont" style:family="text">
      <style:text-properties fo:font-style="italic" style:font-style-asian="italic" style:font-style-complex="italic"/>
    </style:style>
    <style:style style:name="T63" style:parent-style-name="DefaultParagraphFont" style:family="text">
      <style:text-properties style:font-name-asian="Liberation Mono" fo:font-style="italic" style:font-style-asian="italic" style:font-style-complex="italic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T65" style:parent-style-name="DefaultParagraphFont" style:family="text">
      <style:text-properties fo:font-style="italic" style:font-style-asian="italic" style:font-style-complex="italic"/>
    </style:style>
    <style:style style:name="T66" style:parent-style-name="DefaultParagraphFont" style:family="text">
      <style:text-properties fo:font-style="italic" style:font-style-asian="italic" style:font-style-complex="italic"/>
    </style:style>
    <style:style style:name="T67" style:parent-style-name="DefaultParagraphFont" style:family="text">
      <style:text-properties style:font-name-asian="Liberation Serif" style:font-name-complex="Liberation Serif"/>
    </style:style>
    <style:style style:name="T68" style:parent-style-name="DefaultParagraphFont" style:family="text">
      <style:text-properties style:font-name-asian="Liberation Serif" style:font-name-complex="Liberation Serif"/>
    </style:style>
    <style:style style:name="T69" style:parent-style-name="DefaultParagraphFont" style:family="text">
      <style:text-properties style:font-name-asian="Liberation Serif" style:font-name-complex="Liberation Serif"/>
    </style:style>
    <style:style style:name="T70" style:parent-style-name="DefaultParagraphFont" style:family="text">
      <style:text-properties style:font-name-asian="Liberation Serif" style:font-name-complex="Liberation Serif"/>
    </style:style>
    <style:style style:name="T71" style:parent-style-name="DefaultParagraphFont" style:family="text">
      <style:text-properties style:font-name-asian="Liberation Serif" style:font-name-complex="Liberation Serif"/>
    </style:style>
    <style:style style:name="T72" style:parent-style-name="DefaultParagraphFont" style:family="text">
      <style:text-properties style:font-name-asian="Liberation Mono" fo:font-style="italic" style:font-style-asian="italic" style:font-style-complex="italic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T74" style:parent-style-name="DefaultParagraphFont" style:family="text">
      <style:text-properties style:font-name-asian="Liberation Mono" fo:font-style="italic" style:font-style-asian="italic" style:font-style-complex="italic"/>
    </style:style>
    <style:style style:name="T75" style:parent-style-name="DefaultParagraphFont" style:family="text">
      <style:text-properties fo:font-style="italic" style:font-style-asian="italic" style:font-style-complex="italic"/>
    </style:style>
    <style:style style:name="T76" style:parent-style-name="DefaultParagraphFont" style:family="text">
      <style:text-properties style:font-name-asian="Liberation Mono" fo:font-style="italic" style:font-style-asian="italic" style:font-style-complex="italic"/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T78" style:parent-style-name="DefaultParagraphFont" style:family="text">
      <style:text-properties style:font-name-asian="Liberation Mono" fo:font-style="italic" style:font-style-asian="italic" style:font-style-complex="italic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T80" style:parent-style-name="DefaultParagraphFont" style:family="text">
      <style:text-properties fo:font-style="italic" style:font-style-asian="italic" style:font-style-complex="italic"/>
    </style:style>
    <style:style style:name="T81" style:parent-style-name="DefaultParagraphFont" style:family="text">
      <style:text-properties style:font-name-asian="Liberation Mono" fo:font-style="italic" style:font-style-asian="italic" style:font-style-complex="italic"/>
    </style:style>
    <style:style style:name="T82" style:parent-style-name="DefaultParagraphFont" style:family="text">
      <style:text-properties fo:font-style="italic" style:font-style-asian="italic" style:font-style-complex="italic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T84" style:parent-style-name="DefaultParagraphFont" style:family="text">
      <style:text-properties fo:font-style="italic" style:font-style-asian="italic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T86" style:parent-style-name="DefaultParagraphFont" style:family="text">
      <style:text-properties fo:font-style="italic" style:font-style-asian="italic" style:font-style-complex="italic"/>
    </style:style>
    <style:style style:name="T87" style:parent-style-name="DefaultParagraphFont" style:family="text">
      <style:text-properties style:font-name-asian="Liberation Mono" fo:font-style="italic" style:font-style-asian="italic" style:font-style-complex="italic"/>
    </style:style>
    <style:style style:name="T88" style:parent-style-name="DefaultParagraphFont" style:family="text">
      <style:text-properties fo:font-style="italic" style:font-style-asian="italic" style:font-style-complex="italic"/>
    </style:style>
    <style:style style:name="T89" style:parent-style-name="DefaultParagraphFont" style:family="text">
      <style:text-properties fo:font-style="italic" style:font-style-asian="italic" style:font-style-complex="italic"/>
    </style:style>
    <style:style style:name="T90" style:parent-style-name="DefaultParagraphFont" style:family="text">
      <style:text-properties fo:font-style="italic" style:font-style-asian="italic" style:font-style-complex="italic"/>
    </style:style>
    <style:style style:name="T91" style:parent-style-name="DefaultParagraphFont" style:family="text">
      <style:text-properties fo:font-style="italic" style:font-style-asian="italic"/>
    </style:style>
    <style:style style:name="T92" style:parent-style-name="DefaultParagraphFont" style:family="text">
      <style:text-properties fo:font-style="italic" style:font-style-asian="italic" style:font-style-complex="italic"/>
    </style:style>
    <style:style style:name="T93" style:parent-style-name="DefaultParagraphFont" style:family="text">
      <style:text-properties style:font-name-asian="Liberation Mono" fo:font-style="italic" style:font-style-asian="italic" style:font-style-complex="italic"/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T96" style:parent-style-name="DefaultParagraphFont" style:family="text">
      <style:text-properties style:font-name-asian="Liberation Mono" fo:font-style="italic" style:font-style-asian="italic" style:font-style-complex="italic"/>
    </style:style>
    <style:style style:name="T97" style:parent-style-name="DefaultParagraphFont" style:family="text">
      <style:text-properties fo:font-style="italic" style:font-style-asian="italic" style:font-style-complex="italic"/>
    </style:style>
    <style:style style:name="T98" style:parent-style-name="DefaultParagraphFont" style:family="text">
      <style:text-properties fo:font-style="italic" style:font-style-asian="italic" style:font-style-complex="italic"/>
    </style:style>
    <style:style style:name="T99" style:parent-style-name="DefaultParagraphFont" style:family="text">
      <style:text-properties fo:font-style="italic" style:font-style-asian="italic" style:font-style-complex="italic"/>
    </style:style>
    <style:style style:name="T100" style:parent-style-name="DefaultParagraphFont" style:family="text">
      <style:text-properties style:font-name-asian="Liberation Mono" fo:font-style="italic" style:font-style-asian="italic" style:font-style-complex="italic"/>
    </style:style>
    <style:style style:name="T101" style:parent-style-name="DefaultParagraphFont" style:family="text">
      <style:text-properties fo:font-style="italic" style:font-style-asian="italic" style:font-style-complex="italic"/>
    </style:style>
    <style:style style:name="T102" style:parent-style-name="DefaultParagraphFont" style:family="text">
      <style:text-properties style:font-name-asian="Liberation Mono" fo:font-style="italic" style:font-style-asian="italic" style:font-style-complex="italic"/>
    </style:style>
    <style:style style:name="T103" style:parent-style-name="DefaultParagraphFont" style:family="text">
      <style:text-properties fo:font-style="italic" style:font-style-asian="italic" style:font-style-complex="italic"/>
    </style:style>
    <style:style style:name="T104" style:parent-style-name="DefaultParagraphFont" style:family="text">
      <style:text-properties style:font-name-asian="Liberation Mono" fo:font-style="italic" style:font-style-asian="italic" style:font-style-complex="italic"/>
    </style:style>
    <style:style style:name="T105" style:parent-style-name="DefaultParagraphFont" style:family="text">
      <style:text-properties fo:font-style="italic" style:font-style-asian="italic" style:font-style-complex="italic"/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T107" style:parent-style-name="DefaultParagraphFont" style:family="text">
      <style:text-properties style:font-name-asian="Liberation Mono" fo:font-style="italic" style:font-style-asian="italic" style:font-style-complex="italic"/>
    </style:style>
    <style:style style:name="T108" style:parent-style-name="DefaultParagraphFont" style:family="text">
      <style:text-properties fo:font-style="italic" style:font-style-asian="italic" style:font-style-complex="italic"/>
    </style:style>
    <style:style style:name="T109" style:parent-style-name="DefaultParagraphFont" style:family="text">
      <style:text-properties style:font-name-asian="Liberation Mono" fo:font-style="italic" style:font-style-asian="italic" style:font-style-complex="italic"/>
    </style:style>
    <style:style style:name="T110" style:parent-style-name="DefaultParagraphFont" style:family="text">
      <style:text-properties fo:font-style="italic" style:font-style-asian="italic" style:font-style-complex="italic"/>
    </style:style>
    <style:style style:name="T111" style:parent-style-name="DefaultParagraphFont" style:family="text">
      <style:text-properties style:font-name-asian="Liberation Mono" fo:font-style="italic" style:font-style-asian="italic" style:font-style-complex="italic"/>
    </style:style>
    <style:style style:name="T112" style:parent-style-name="DefaultParagraphFont" style:family="text">
      <style:text-properties fo:font-style="italic" style:font-style-asian="italic" style:font-style-complex="italic"/>
    </style:style>
    <style:style style:name="T113" style:parent-style-name="DefaultParagraphFont" style:family="text">
      <style:text-properties fo:font-style="italic" style:font-style-asian="italic" style:font-style-complex="italic"/>
    </style:style>
    <style:style style:name="T114" style:parent-style-name="DefaultParagraphFont" style:family="text">
      <style:text-properties style:font-name-asian="Liberation Mono" fo:font-style="italic" style:font-style-asian="italic" style:font-style-complex="italic"/>
    </style:style>
    <style:style style:name="T115" style:parent-style-name="DefaultParagraphFont" style:family="text">
      <style:text-properties fo:font-style="italic" style:font-style-asian="italic" style:font-style-complex="italic"/>
    </style:style>
    <style:style style:name="T116" style:parent-style-name="DefaultParagraphFont" style:family="text">
      <style:text-properties style:font-name-asian="Liberation Mono" fo:font-style="italic" style:font-style-asian="italic" style:font-style-complex="italic"/>
    </style:style>
    <style:style style:name="T117" style:parent-style-name="DefaultParagraphFont" style:family="text">
      <style:text-properties fo:font-style="italic" style:font-style-asian="italic" style:font-style-complex="italic"/>
    </style:style>
    <style:style style:name="T118" style:parent-style-name="DefaultParagraphFont" style:family="text">
      <style:text-properties style:font-name-asian="Liberation Mono" fo:font-style="italic" style:font-style-asian="italic" style:font-style-complex="italic"/>
    </style:style>
    <style:style style:name="T119" style:parent-style-name="DefaultParagraphFont" style:family="text">
      <style:text-properties fo:font-style="italic" style:font-style-asian="italic" style:font-style-complex="italic"/>
    </style:style>
    <style:style style:name="T120" style:parent-style-name="DefaultParagraphFont" style:family="text">
      <style:text-properties style:font-name-asian="Liberation Mono" fo:font-style="italic" style:font-style-asian="italic" style:font-style-complex="italic"/>
    </style:style>
    <style:style style:name="T121" style:parent-style-name="DefaultParagraphFont" style:family="text">
      <style:text-properties fo:font-style="italic" style:font-style-asian="italic" style:font-style-complex="italic"/>
    </style:style>
    <style:style style:name="T122" style:parent-style-name="DefaultParagraphFont" style:family="text">
      <style:text-properties fo:font-style="italic" style:font-style-asian="italic" style:font-style-complex="italic"/>
    </style:style>
    <style:style style:name="T123" style:parent-style-name="DefaultParagraphFont" style:family="text">
      <style:text-properties style:font-name-asian="Liberation Mono" fo:font-style="italic" style:font-style-asian="italic" style:font-style-complex="italic"/>
    </style:style>
    <style:style style:name="T124" style:parent-style-name="DefaultParagraphFont" style:family="text">
      <style:text-properties fo:font-style="italic" style:font-style-asian="italic" style:font-style-complex="italic"/>
    </style:style>
    <style:style style:name="T125" style:parent-style-name="DefaultParagraphFont" style:family="text">
      <style:text-properties style:font-name-asian="Liberation Mono" fo:font-style="italic" style:font-style-asian="italic" style:font-style-complex="italic"/>
    </style:style>
    <style:style style:name="T126" style:parent-style-name="DefaultParagraphFont" style:family="text">
      <style:text-properties fo:font-style="italic" style:font-style-asian="italic" style:font-style-complex="italic"/>
    </style:style>
    <style:style style:name="T127" style:parent-style-name="DefaultParagraphFont" style:family="text">
      <style:text-properties style:font-name-asian="Liberation Mono" fo:font-style="italic" style:font-style-asian="italic" style:font-style-complex="italic"/>
    </style:style>
    <style:style style:name="T128" style:parent-style-name="DefaultParagraphFont" style:family="text">
      <style:text-properties fo:font-style="italic" style:font-style-asian="italic" style:font-style-complex="italic"/>
    </style:style>
    <style:style style:name="T129" style:parent-style-name="DefaultParagraphFont" style:family="text">
      <style:text-properties fo:font-style="italic" style:font-style-asian="italic" style:font-style-complex="italic"/>
    </style:style>
    <style:style style:name="T130" style:parent-style-name="DefaultParagraphFont" style:family="text">
      <style:text-properties style:font-name-asian="Liberation Mono" fo:font-style="italic" style:font-style-asian="italic" style:font-style-complex="italic"/>
    </style:style>
    <style:style style:name="T131" style:parent-style-name="DefaultParagraphFont" style:family="text">
      <style:text-properties fo:font-style="italic" style:font-style-asian="italic" style:font-style-complex="italic"/>
    </style:style>
    <style:style style:name="T132" style:parent-style-name="DefaultParagraphFont" style:family="text">
      <style:text-properties style:font-name-asian="Liberation Mono" fo:font-style="italic" style:font-style-asian="italic" style:font-style-complex="italic"/>
    </style:style>
    <style:style style:name="T133" style:parent-style-name="DefaultParagraphFont" style:family="text">
      <style:text-properties fo:font-style="italic" style:font-style-asian="italic" style:font-style-complex="italic"/>
    </style:style>
    <style:style style:name="T134" style:parent-style-name="DefaultParagraphFont" style:family="text">
      <style:text-properties style:font-name-asian="Liberation Mono" fo:font-style="italic" style:font-style-asian="italic" style:font-style-complex="italic"/>
    </style:style>
    <style:style style:name="T135" style:parent-style-name="DefaultParagraphFont" style:family="text">
      <style:text-properties fo:font-style="italic" style:font-style-asian="italic" style:font-style-complex="italic"/>
    </style:style>
    <style:style style:name="P136" style:parent-style-name="PreformattedText" style:family="paragraph">
      <style:text-properties fo:font-style="italic" style:font-style-asian="italic" style:font-style-complex="italic"/>
    </style:style>
  </office:automatic-styles>
  <office:body>
    <office:text text:use-soft-page-breaks="true">
      <text:p text:style-name="P1">Step 0</text:p>
      <text:p text:style-name="Textbody">Copy the entire "0 - New Wordlist Template"<text:s/>folder into your favourite<text:span text:style-name="T2"><text:s/></text:span>working directory and rename it to the name of the language you are<text:span text:style-name="T3"><text:s/></text:span>working on.</text:p>
      <text:p text:style-name="Heading">Step 1</text:p>
      <text:p text:style-name="Textbody">Put a description of the source in the folder "1 - description of the<text:span text:style-name="T4"><text:s/></text:span>original source". You can choose whatever format is handy. Type a few<text:span text:style-name="T5"><text:s/></text:span>lines in Word, save a webpage to that folder, copy the Excel sheet containing the metadata to here, whatever. Try to include as much<text:span text:style-name="T6"><text:s/></text:span>metadata as possible with only a small amount of work.</text:p>
      <text:p text:style-name="Heading">Step 2</text:p>
      <text:p text:style-name="Textbody">Make a digital version of the original source available here.<text:s/>Ideally, create a link to a place where the original source is<text:span text:style-name="T7"><text:s/></text:span>available online. Otherwise scan a<text:span text:style-name="T8"><text:s/></text:span>hard copy of the book and drop it inside "2 - original source", or run a<text:span text:style-name="T9"><text:s/></text:span>web grabber or the source website, or store a backup of the FLEx corpus.<text:span text:style-name="T10"><text:s/></text:span>If the original source is really well available<text:span text:style-name="T11"><text:s/></text:span>elsewhere, or really huge, you may be able to justify skipping step<text:s/>2.<text:span text:style-name="T12"><text:s/></text:span>In that case, please place a text document in "2 - original source" that<text:span text:style-name="T13"><text:s/></text:span>states your reasoning.</text:p>
      <text:p text:style-name="Heading">Step 3</text:p>
      <text:p text:style-name="Textbody">Formalize the source description. The folder "3 - normalized metadata of<text:span text:style-name="T14"><text:s/></text:span>original source" contains examples for various types of sources, from<text:span text:style-name="T15"><text:s/></text:span>fieldwork via published books to online databases. Take the one most<text:span text:style-name="T16"><text:s/></text:span>fitting for your type of source, open it in a text editor (eg. Notepad++<text:span text:style-name="T17"><text:s/></text:span>or notepad, Word only if<text:s/>really necessary) and modify it to reflect the source.</text:p>
      <text:p text:style-name="PreformattedText"><text:span text:style-name="T18"><text:s text:c="4"/></text:span><text:span text:style-name="T19">NOTE: If you are familiar with BibTeX, you may use any of it to describe the</text:span></text:p>
      <text:p text:style-name="PreformattedText"><text:span text:style-name="T20"><text:s text:c="10"/></text:span><text:span text:style-name="T21">source. If you want to use non-standard fields or genres, get in</text:span></text:p>
      <text:p text:style-name="PreformattedText"><text:span text:style-name="T22"><text:s text:c="10"/></text:span><text:span text:style-name="T23">contact.</text:span></text:p>
      <text:p text:style-name="PreformattedText"><text:span text:style-name="T24"><text:s text:c="4"/></text:span><text:span text:style-name="T25">NOTE: If the source i</text:span><text:span text:style-name="T26">s published and has an entry on Glottolog (search via</text:span></text:p>
      <text:p text:style-name="PreformattedText"><text:span text:style-name="T27"><text:s text:c="10"/></text:span><text:span text:style-name="T28">http://glottolog.org/langdoc/complexquery), just copy the</text:span></text:p>
      <text:p text:style-name="PreformattedText"><text:span text:style-name="T29"><text:s text:c="10"/></text:span><text:span text:style-name="T30">BibTeX formatted citation from there.</text:span></text:p>
      <text:p text:style-name="PreformattedText"><text:span text:style-name="T31"><text:s text:c="4"/>NOTE: We use a non-standard BibTeX field called “orthographic_profile”</text:span></text:p>
      <text:p text:style-name="PreformattedText"><text:span text:style-name="T32"><text:s text:c="10"/>f</text:span><text:span text:style-name="T33">or specifying source orthographies.</text:span></text:p>
      <text:p text:style-name="Heading">Step 4</text:p>
      <text:p text:style-name="Textbody">Take the language template (Pick Excel or CSV, delete the other) inside<text:span text:style-name="T34"><text:s/></text:span>"4 - language metadata" and fill in name, location, description,<text:span text:style-name="T35"><text:s/></text:span>Glottocode and Isocode of the language or lects described in your<text:span text:style-name="T36"><text:s/></text:span>primary source as exactly as possible given the source and your<text:span text:style-name="T37"><text:s/></text:span>background knowledge.</text:p>
      <text:p text:style-name="PreformattedText"><text:span text:style-name="T38"><text:s text:c="4"/></text:span><text:span text:style-name="T39">NOTE: If you have dialect information on a higher level of detail than in</text:span></text:p>
      <text:p text:style-name="PreformattedText"><text:span text:style-name="T40"><text:s text:c="10"/></text:span><text:span text:style-name="T41">Glottolog, pick a Lect “ID” that is the next Glottocode above your</text:span></text:p>
      <text:p text:style-name="PreformattedText"><text:span text:style-name="T42"><text:s text:c="10"/></text:span><text:span text:style-name="T43">variety, plus<text:s/></text:span><text:span text:style-name="T44">the first four, five or six letters of the glossonym,</text:span></text:p>
      <text:p text:style-name="PreformattedText"><text:span text:style-name="T45"><text:s text:c="10"/></text:span><text:span text:style-name="T46">ie. the name of the variety as used in the source. (For field work</text:span></text:p>
      <text:p text:style-name="PreformattedText"><text:span text:style-name="T47"><text:s text:c="10"/></text:span><text:span text:style-name="T48">data, this may also be the name of the village where the language is</text:span></text:p>
      <text:p text:style-name="PreformattedText"><text:span text:style-name="T49"><text:s text:c="10"/></text:span><text:span text:style-name="T50">spoken.)</text:span></text:p>
      <text:p text:style-name="PreformattedText"><text:span text:style-name="T51"><text:s text:c="4"/></text:span><text:span text:style-name="T52">NOTE: We can infer the<text:s/></text:span><text:span text:style-name="T53">region from the geo-coordinates, you may leave the</text:span></text:p>
      <text:p text:style-name="PreformattedText"><text:span text:style-name="T54"><text:s text:c="10"/>“</text:span><text:span text:style-name="T55">Region” column empty.</text:span></text:p>
      <text:p text:style-name="PreformattedText"><text:span text:style-name="T56"><text:s text:c="4"/></text:span><text:span text:style-name="T57">NOTE: If you have done fieldwork and filled in a cultural questionnaire for</text:span></text:p>
      <text:p text:style-name="PreformattedText"><text:span text:style-name="T58"><text:s text:c="10"/></text:span><text:span text:style-name="T59">our CultureRumah, put the name of your culture data file in the</text:span></text:p>
      <text:p text:style-name="PreformattedText"><text:span text:style-name="T60"><text:s text:c="10"/>“</text:span><text:span text:style-name="T61">Culture</text:span><text:span text:style-name="T62">” column for the appropriate language(s). Otherwise leave that</text:span></text:p>
      <text:soft-page-break/>
      <text:p text:style-name="PreformattedText"><text:span text:style-name="T63"><text:s text:c="10"/></text:span><text:span text:style-name="T64">column empty.</text:span></text:p>
      <text:p text:style-name="PreformattedText"><text:span text:style-name="T65"><text:s text:c="4"/>NOTE: You can specify an orthography profile to be used to systematically</text:span></text:p>
      <text:p text:style-name="PreformattedText"><text:span text:style-name="T66"><text:s text:c="10"/>convert IPA to your speakers’ local orthography.</text:span></text:p>
      <text:p text:style-name="Heading">Step 5</text:p>
      <text:p text:style-name="Textbody">Create the word list (Pick one of Excel or CSV, delete the other). Take<text:span text:style-name="T67"><text:s/></text:span>the word list template in "5 - wordlist created from original source"<text:span text:style-name="T68"><text:s/></text:span>and fill<text:s/>in<text:s/>the Form_according_to_Source column as instructed in the transcription.txt file. Make sure that every separate form is on a separate row<text:span text:style-name="T69"><text:s/></text:span>in the word list, whether they express different concepts or are<text:span text:style-name="T70"><text:s/></text:span>synonyms.<text:s/>Thus, if a source has two words which correspond to a single gloss, create a new row for the synonym.<text:s/>This means that you can give comments for each individual<text:span text:style-name="T71"><text:s/></text:span>form.</text:p>
      <text:p text:style-name="PreformattedText"><text:span text:style-name="T72"><text:s text:c="4"/></text:span><text:span text:style-name="T73">NOTE: If the source lists forms that are obvious minor variants of each</text:span></text:p>
      <text:p text:style-name="PreformattedText"><text:span text:style-name="T74"><text:s text:c="10"/></text:span><text:span text:style-name="T75">other, you are encouraged to pick one representative and add the</text:span></text:p>
      <text:p text:style-name="PreformattedText"><text:span text:style-name="T76"><text:s text:c="10"/></text:span><text:span text:style-name="T77">variants in the “Comment” column.</text:span></text:p>
      <text:p text:style-name="PreformattedText"><text:span text:style-name="T78"><text:s text:c="4"/></text:span><text:span text:style-name="T79">NOTE: Eve</text:span><text:span text:style-name="T80">n if the source uses unconventional orthography for its</text:span></text:p>
      <text:p text:style-name="PreformattedText"><text:span text:style-name="T81"><text:s text:c="10"/></text:span><text:span text:style-name="T82">t</text:span><text:span text:style-name="T83">ranscription, preserve it in the “</text:span><text:span text:style-name="T84">Form_according_to_Source</text:span><text:span text:style-name="T85">”</text:span><text:span text:style-name="T86"><text:s/>column.</text:span></text:p>
      <text:p text:style-name="PreformattedText"><text:span text:style-name="T87"><text:s text:c="4"/></text:span><text:span text:style-name="T88">NOTE: Wherever the<text:s/></text:span><text:span text:style-name="T89">transcription</text:span><text:span text:style-name="T90"><text:s/>for the “</text:span><text:span text:style-name="T91">Form_according_to_Source</text:span><text:span text:style-name="T92">” column is very clean (the</text:span></text:p>
      <text:p text:style-name="PreformattedText"><text:span text:style-name="T93"><text:s text:c="10"/></text:span><text:span text:style-name="T94">segmented phonetic realisation is obvious from the form</text:span><text:span text:style-name="T95">), you may</text:span></text:p>
      <text:p text:style-name="PreformattedText"><text:span text:style-name="T96"><text:s text:c="10"/></text:span><text:span text:style-name="T97">leave the “</text:span><text:span text:style-name="T98">Form</text:span><text:span text:style-name="T99">” column empty. See "5 - wordlist created from</text:span></text:p>
      <text:p text:style-name="PreformattedText"><text:span text:style-name="T100"><text:s text:c="10"/></text:span><text:span text:style-name="T101">original source/transcription.txt" for details.</text:span></text:p>
      <text:p text:style-name="PreformattedText"><text:span text:style-name="T102"><text:s text:c="4"/></text:span><text:span text:style-name="T103">NOTE: If you leave the “Lect_ID” or “Concept_ID” fields empty, we assume you</text:span></text:p>
      <text:p text:style-name="PreformattedText"><text:span text:style-name="T104"><text:s text:c="10"/></text:span><text:span text:style-name="T105">mean “The same value</text:span><text:span text:style-name="T106"><text:s/>as in the row above”. So, if you have synonyms</text:span></text:p>
      <text:p text:style-name="PreformattedText"><text:span text:style-name="T107"><text:s text:c="10"/></text:span><text:span text:style-name="T108">directly under each other, you may leave out their concept</text:span></text:p>
      <text:p text:style-name="PreformattedText"><text:span text:style-name="T109"><text:s text:c="10"/></text:span><text:span text:style-name="T110">identifiers. And if you fill in a word list with only one language,</text:span></text:p>
      <text:p text:style-name="PreformattedText"><text:span text:style-name="T111"><text:s text:c="10"/></text:span><text:span text:style-name="T112">put its “Lect_ID” (usually its Glottocode) in the<text:s/></text:span><text:span text:style-name="T113">first row. This</text:span></text:p>
      <text:p text:style-name="PreformattedText"><text:span text:style-name="T114"><text:s text:c="10"/></text:span><text:span text:style-name="T115">means that if it is easy to work with the source in that way, the</text:span></text:p>
      <text:p text:style-name="PreformattedText"><text:span text:style-name="T116"><text:s text:c="10"/></text:span><text:span text:style-name="T117">easiest way to include multiple word lists is to have them one above</text:span></text:p>
      <text:p text:style-name="PreformattedText"><text:span text:style-name="T118"><text:s text:c="10"/></text:span><text:span text:style-name="T119">the other in the table.</text:span></text:p>
      <text:p text:style-name="PreformattedText"><text:span text:style-name="T120"><text:s text:c="4"/></text:span><text:span text:style-name="T121">NOTE: You are allowed to reorder rows and colum</text:span><text:span text:style-name="T122">ns as you wish. The importer</text:span></text:p>
      <text:p text:style-name="PreformattedText"><text:span text:style-name="T123"><text:s text:c="10"/></text:span><text:span text:style-name="T124">is only interested in the “Concept_ID”, “Lect_ID”, “Form”, “Segments”</text:span></text:p>
      <text:p text:style-name="PreformattedText"><text:span text:style-name="T125"><text:s text:c="10"/></text:span><text:span text:style-name="T126">and “Comment” columns and will IGNORE ALL OTHER COLUMNS. So if you</text:span></text:p>
      <text:p text:style-name="PreformattedText"><text:span text:style-name="T127"><text:s text:c="10"/></text:span><text:span text:style-name="T128">notice an error in eg. the “Elicitation Notes”, you need to<text:s/></text:span><text:span text:style-name="T129">contact</text:span></text:p>
      <text:p text:style-name="PreformattedText"><text:span text:style-name="T130"><text:s text:c="10"/></text:span><text:span text:style-name="T131">the editors or raise an issue on GitHub. Keep in mind that if you</text:span></text:p>
      <text:p text:style-name="PreformattedText"><text:span text:style-name="T132"><text:s text:c="10"/></text:span><text:span text:style-name="T133">re-order rows, you need to have all “Concept_ID” and “Lect_ID” filled,</text:span></text:p>
      <text:p text:style-name="PreformattedText"><text:span text:style-name="T134"><text:s text:c="10"/></text:span><text:span text:style-name="T135">otherwise you might mix up things.</text:span></text:p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Owen</meta:initial-creator>
    <dc:creator>Owen Edwards</dc:creator>
    <meta:creation-date>2019-01-10T14:38:00Z</meta:creation-date>
    <dc:date>2019-01-10T14:50:00Z</dc:date>
    <meta:template xlink:href="Normal" xlink:type="simple"/>
    <meta:editing-cycles>1</meta:editing-cycles>
    <meta:editing-duration>PT1440S</meta:editing-duration>
    <meta:document-statistic meta:page-count="2" meta:paragraph-count="10" meta:word-count="801" meta:character-count="5361" meta:row-count="38" meta:non-whitespace-character-count="4570"/>
  </office:meta>
</office:document-meta>
</file>